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3741666666667cm"/>
    </style:style>
    <style:style style:name="co6" style:family="table-column">
      <style:table-column-properties fo:break-before="auto" style:column-width="3.143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2">
            <text:p>Needs Houdini?</text:p>
          </table:table-cell>
          <table:table-cell office:value-type="string" table:style-name="ce2">
            <text:p>Cover letter written?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Got a reply?</text:p>
          </table:table-cell>
          <table:table-cell office:value-type="string" table:style-name="ce2">
            <text:p>Got an offer?</text:p>
          </table:table-cell>
          <table:table-cell office:value-type="string" table:style-name="ce2">
            <text:p>link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riday Sundae</text:p>
          </table:table-cell>
          <table:table-cell table:number-columns-repeated="5" table:style-name="ce3"/>
          <table:table-cell office:value-type="string" table:style-name="ce4">
            <text:p><text:a xlink:href="file:///C:/Users/Lunar/Downloads/Friday_Sundae_-_Paid_Internship_2023_Game_Developer.pdf">file:///C:/Users/Lunar/Downloads/Friday_Sundae_-_Paid_Internship_2023_Game_Developer.pdf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umo Digital</text:p>
          </table:table-cell>
          <table:table-cell table:number-columns-repeated="5" table:style-name="ce3"/>
          <table:table-cell office:value-type="string" table:style-name="ce4">
            <text:p><text:a xlink:href="https://www.sumo-digital.com/graduate-programmer/3a3ab107-9cde-4f2d-8bdf-0a43f144a26a">https://www.sumo-digital.com/graduate-programmer/3a3ab107-9cde-4f2d-8bdf-0a43f144a26a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Kwale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Fronti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Playground Game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ar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Sports Interactiv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ouble 1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Creative Assembl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ebellion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Warner Bros</text:p>
          </table:table-cell>
          <table:table-cell table:style-name="ce3"/>
          <table:table-cell table:number-columns-repeated="2" table:style-name="ce5"/>
          <table:table-cell table:number-columns-repeated="2" table:style-name="ce3"/>
          <table:table-cell office:value-type="string" table:style-name="ce4">
            <text:p><text:a xlink:href="https://www.linkedin.com/jobs/view/3532343889/">https://www.linkedin.com/jobs/view/3532343889/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eral Interactive</text:p>
          </table:table-cell>
          <table:table-cell table:number-columns-repeated="5" table:style-name="ce3"/>
          <table:table-cell office:value-type="string" table:style-name="ce4">
            <text:p><text:a xlink:href="https://www.feralinteractive.com/en/about/careers/game_dev_placement/">https://www.feralinteractive.com/en/about/careers/game_dev_placement/</text:a></text:p>
          </table:table-cell>
          <table:table-cell office:value-type="string" table:style-name="ce4">
            <text:p><text:a xlink:href="https://www.feralinteractive.com/en/about/careers/qa_technician_placement/">https://www.feralinteractive.com/en/about/careers/qa_technician_placement/</text:a></text:p>
          </table:table-cell>
          <table:table-cell table:number-columns-repeated="16376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jude moore</meta:initial-creator>
    <dc:creator>Moore, Evelyn</dc:creator>
    <meta:creation-date>2023-03-09T19:46:12Z</meta:creation-date>
    <dc:date>2024-03-14T17:41:29Z</dc:date>
  </office:meta>
</office:document-meta>
</file>